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/>
    </style:style>
    <style:style style:name="P3" style:family="paragraph" style:parent-style-name="Standard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DejaVu Sans" fo:font-style="italic" style:font-style-asian="italic" style:font-style-complex="italic"/>
    </style:style>
    <style:style style:name="P5" style:family="paragraph" style:parent-style-name="Standard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DejaVu Sans" fo:font-size="10.5pt" style:font-size-asian="10.5pt" style:font-size-complex="10.5pt"/>
    </style:style>
    <style:style style:name="P7" style:family="paragraph" style:parent-style-name="Standard">
      <style:text-properties style:font-name="DejaVu Sans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DejaVu Sans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9" style:family="paragraph" style:parent-style-name="Standard">
      <style:text-properties style:font-name="DejaVu Sans" fo:font-weight="bold" style:font-weight-asian="bold" style:font-weight-complex="bold"/>
    </style:style>
    <style:style style:name="P10" style:family="paragraph" style:parent-style-name="Heading_20_3">
      <style:paragraph-properties fo:text-align="center" style:justify-single-word="false"/>
      <style:text-properties style:font-name="DejaVu Sans" fo:font-size="12pt" style:font-size-asian="12pt" style:font-size-complex="12pt"/>
    </style:style>
    <style:style style:name="P11" style:family="paragraph" style:parent-style-name="Heading_20_1">
      <style:paragraph-properties fo:text-align="center" style:justify-single-word="false"/>
      <style:text-properties style:font-name="DejaVu Sans" fo:font-size="13pt" style:font-size-asian="13pt" style:font-size-complex="13pt"/>
    </style:style>
    <style:style style:name="P12" style:family="paragraph" style:parent-style-name="Heading_20_2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AMENDMENTS BY USER</text:h>
      <text:p text:style-name="P1"/>
      <text:h text:style-name="P12" text:outline-level="2">[BILL_NAME]</text:h>
      <text:p text:style-name="P1"/>
      <text:h text:style-name="P10" text:outline-level="3">[MEMBER_OF_PARLIAMENT]</text:h>
      <text:p text:style-name="P1"/>
      <text:p text:style-name="P2"><text:span text:style-name="T1">[NO_OF_AMENDMENTS]</text:span> amendment(s)</text:p>
      <text:p text:style-name="P2"/>
      <text:p text:style-name="P2">[OFFICIAL_DATE]</text:p>
      <text:p text:style-name="P1"/>
      <text:section text:style-name="Sect1" text:name="ReportBody">
        <text:p text:style-name="P1"/>
        <text:section text:style-name="Sect1" text:name="ReportHeader-Repeat">
          <text:section text:style-name="Sect1" text:name="ReportLine-Repeat">
            <text:p text:style-name="P3">[CHANGE_TYPE]</text:p>
            <text:p text:style-name="P5">[AFTER_TITLE]</text:p>
            <text:p text:style-name="P6">[AFTER_CHANGE_DESC]</text:p>
            <text:p text:style-name="P5">[BEFORE_TITLE]</text:p>
            <text:p text:style-name="P7">[BEFORE_CHANGE_DESC]</text:p>
            <text:p text:style-name="P8">[SECTION_TYPE]</text:p>
            <text:p text:style-name="P9">[CHANGE_TEXT]</text:p>
          </text:section>
          <text:p text:style-name="P1"/>
        </text:section>
      </text:section>
      <text:p text:style-name="P1"/>
      <text:p text:style-name="P4">Parliament of Bungeni – Official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3-15T14:46:04</meta:creation-date>
    <dc:date>2010-07-13T14:46:51</dc:date>
    <dc:creator>Ashok Hariharan</dc:creator>
    <meta:editing-duration>PT69H53M51S</meta:editing-duration>
    <meta:editing-cycles>19</meta:editing-cycles>
    <meta:generator>OpenOffice.org/3.1$Linux OpenOffice.org_project/310m19$Build-9420</meta:generator>
    <meta:document-statistic meta:table-count="0" meta:image-count="0" meta:object-count="0" meta:page-count="1" meta:paragraph-count="13" meta:word-count="21" meta:character-count="244"/>
    <meta:user-defined meta:name="BungeniReportDateFormat">EEE, d MMM yyyy</meta:user-defined>
    <meta:user-defined meta:name="BungeniReportName">Amendments By User</meta:user-defined>
  </office:meta>
</office:document-meta>
</file>